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e11a6" officeooo:paragraph-rsid="000e11a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bold" officeooo:rsid="000e11a6" officeooo:paragraph-rsid="000e11a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bold" officeooo:rsid="000fa381" officeooo:paragraph-rsid="000fa38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officeooo:rsid="000e11a6" officeooo:paragraph-rsid="000e11a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0fa381" officeooo:paragraph-rsid="000fa38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fa381" officeooo:paragraph-rsid="000fa38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114a6a" officeooo:paragraph-rsid="00114a6a" style:font-size-asian="10.5pt" style:font-weight-asian="normal" style:font-size-complex="12pt" style:font-weight-complex="normal"/>
    </style:style>
    <style:style style:name="P8" style:family="paragraph" style:parent-style-name="Header">
      <style:text-properties officeooo:rsid="000e11a6" officeooo:paragraph-rsid="000e11a6"/>
    </style:style>
    <style:style style:name="T1" style:family="text">
      <style:text-properties officeooo:rsid="000e11a6"/>
    </style:style>
    <style:style style:name="T2" style:family="text">
      <style:text-properties officeooo:rsid="00126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 : tests effectués</text:p>
      <text:p text:style-name="P1"/>
      <text:p text:style-name="P2">Exercice 1</text:p>
      <text:p text:style-name="P4"/>
      <text:p text:style-name="P4">Les combinaisons nombre – base d’arrivée suivantes ont été testées :</text:p>
      <text:list xml:id="list160609683" text:style-name="L1">
        <text:list-item>
          <text:p text:style-name="P7">0 – b pour toute base d’arrivée b entre 2 et 9 compris ;</text:p>
        </text:list-item>
        <text:list-item>
          <text:p text:style-name="P5">b – b pour toute base d’arrivée b entre 2 et 9 compris ;</text:p>
        </text:list-item>
        <text:list-item>
          <text:p text:style-name="P5">1000000 – b pour toute base d’arrivée b entre 2 et 9 compris.</text:p>
        </text:list-item>
      </text:list>
      <text:p text:style-name="P6"/>
      <text:p text:style-name="P6"/>
      <text:p text:style-name="P3">Exercice 2</text:p>
      <text:p text:style-name="P3"/>
      <text:p text:style-name="P6">Divers nombres choisis aléatoirement sur des grilles carrées de <text:span text:style-name="T2">2</text:span>x<text:span text:style-name="T2">2</text:span> à 9x9.</text:p>
      <text:p text:style-name="P6">Les résultats ont été vérifiés manuellement sur les grilles numérotés correspond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1a6" officeooo:paragraph-rsid="000e11a6"/>
    </style:style>
    <style:style style:name="MT1" style:family="text">
      <style:text-properties officeooo:rsid="000e11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IG-VD<text:tab/>INF1 : LABO 2<text:tab/>Thomas Ricci, </text:p>
        <text:p text:style-name="MP1"><text:tab/><text:tab/>Eric Bousbaa, </text:p>
        <text:p text:style-name="MP1"><text:tab/><text:tab/>Thibaud Franchetti</text:p>
      </style:header>
      <style:footer>
        <text:p text:style-name="Footer"><text:tab/><text:page-number text:select-page="current">1</text:page-number><text:tab/><text:span text:style-name="MT1">Octobre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23:14.308896335</meta:creation-date>
    <dc:date>2018-10-14T18:02:20.721368926</dc:date>
    <meta:editing-duration>PT6M4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96" meta:character-count="535" meta:non-whitespace-character-count="444"/>
  </office:meta>
</office:document-meta>
</file>